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style:font-name="Roboto" fo:font-size="7.80000019073486pt" fo:letter-spacing="normal" fo:font-style="normal" fo:font-weight="normal" officeooo:rsid="0029b434" officeooo:paragraph-rsid="00036959" style:font-weight-asian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style:font-name="Roboto" fo:font-size="7.80000019073486pt" fo:letter-spacing="normal" fo:font-style="normal" fo:font-weight="normal" officeooo:rsid="0028cd9c" officeooo:paragraph-rsid="00036959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fcm.googleapis.com/fcm/send" text:style-name="Internet_20_link" text:visited-style-name="Visited_20_Internet_20_Link">https://fcm.googleapis.com/fcm/send</text:a></text:p>
      <text:p text:style-name="Standard"/>
      <text:p text:style-name="Standard"/>
      <text:p text:style-name="Standard">{</text:p>
      <text:p text:style-name="Standard"><text:s text:c="4"/>"to": "fi1aOInJQ123OW94GQMXpT:APA91bE8qv0iNKPRh7ZiszfT6a5EJZAVc1qy2WXa9_n5rywcjFgMQFF1vPw-wdiqKCOBIFdCnzO2u-whRZ4PRqy2uhBfqxu_NXXX8jUyqD6T0B8pNTTbZCMpi1sAGF4-zZRGXTTSLhDN",</text:p>
      <text:p text:style-name="Standard"><text:s text:c="4"/>"notification": {</text:p>
      <text:p text:style-name="Standard"><text:s text:c="8"/>"body": "Cool offers. Get them before expiring!",</text:p>
      <text:p text:style-name="Standard"><text:s text:c="8"/>"title": "Flat 80% discount",</text:p>
      <text:p text:style-name="Standard"><text:s text:c="8"/>"icon": "appicon"</text:p>
      <text:p text:style-name="Standard"><text:s text:c="4"/>}</text:p>
      <text:p text:style-name="Standard"><text:s text:c="4"/>"data": {</text:p>
      <text:p text:style-name="Standard"><text:s text:c="8"/>"nom": "younsi",</text:p>
      <text:p text:style-name="Standard"><text:s text:c="8"/>"prenom": "mustapha",</text:p>
      <text:p text:style-name="Standard"><text:s text:c="8"/>"age": "10"</text:p>
      <text:p text:style-name="Standard"><text:s text:c="4"/>}</text:p>
      <text:p text:style-name="Standard"><text:s text:c="2"/></text:p>
      <text:p text:style-name="Standard">}</text:p>
      <text:p text:style-name="Standard"/>
      <text:p text:style-name="Standard"/>
      <text:p text:style-name="P2"><text:s/>sur le serveur php</text:p>
      <text:p text:style-name="P2">composer require edwinhoksberg/php-fcm</text:p>
      <text:p text:style-name="P1">Realiser le code php suivant :</text:p>
      <text:p text:style-name="Standard"/>
      <text:p text:style-name="Standard">&lt;?php</text:p>
      <text:p text:style-name="Standard"/>
      <text:p text:style-name="Standard">// Load composer</text:p>
      <text:p text:style-name="Standard">require 'vendor/autoload.php';</text:p>
      <text:p text:style-name="Standard"/>
      <text:p text:style-name="Standard">// Instantiate the client with the project api_token and sender_id.</text:p>
      <text:p text:style-name="Standard">$apiToken="AAAAX5_W0r8:APA91bH8av6xz3DyOTArnY5Ulvt1-fS88MBquqRTpECNTNGvhvr_3dxFpnE7jfeIlp156by6XCP2x-NgbE6HbWS5OEuix7EMLX0xIYOKJZ3dogI5gA7XjQLGbfZmJsq1KPYjIx8KfSMH";</text:p>
      <text:p text:style-name="Standard">$senderId="fi1aOInJQ123OW94GQMXpT:APA91bE8qv0iNKPRh7ZiszfT6a5EJZAVc1qy2WXa9_n5rywcjFgMQFF1vPw-wdiqKCOBIFdCnzO2u-whRZ4PRqy2uhBfqxu_NXXX8jUyqD6T0B8pNTTbZCMpi1sAGF4-zZRGXTTSLhDN";</text:p>
      <text:p text:style-name="Standard">$client = new \Fcm\FcmClient($apiToken, $senderId);</text:p>
      <text:p text:style-name="Standard">//var_dump($client);</text:p>
      <text:p text:style-name="Standard">// Instantiate the push notification request object.</text:p>
      <text:p text:style-name="Standard">$notification = new \Fcm\Push\Notification();</text:p>
      <text:p text:style-name="Standard"/>
      <text:p text:style-name="Standard">// Enhance the notification object with our custom options.</text:p>
      <text:p text:style-name="Standard">$notification</text:p>
      <text:p text:style-name="Standard"><text:s text:c="4"/>-&gt;addRecipient("com.example.myapplicationfirebase")</text:p>
      <text:p text:style-name="Standard"><text:s text:c="4"/>-&gt;setTitle('Hello from php-fcm!')</text:p>
      <text:p text:style-name="Standard"><text:s text:c="4"/>-&gt;setBody('Notification body')</text:p>
      <text:p text:style-name="Standard"><text:s text:c="4"/>-&gt;setColor('#20F037')</text:p>
      <text:p text:style-name="Standard"><text:s text:c="4"/>-&gt;setSound("default")</text:p>
      <text:p text:style-name="Standard"><text:s text:c="4"/>-&gt;setIcon("myIcon.png")</text:p>
      <text:p text:style-name="Standard"><text:soft-page-break/><text:s text:c="4"/>-&gt;addData('nom', 'younsi')</text:p>
      <text:p text:style-name="Standard"><text:s text:c="4"/>-&gt;addData('prenom', 'mousse')</text:p>
      <text:p text:style-name="Standard"><text:s text:c="4"/>-&gt;addData('age', '10');</text:p>
      <text:p text:style-name="Standard">var_dump($notification);</text:p>
      <text:p text:style-name="Standard">// custom sound and custom icon must be in app package</text:p>
      <text:p text:style-name="Standard">// <text:s text:c="4"/>- custom sound file must be in /res/raw/</text:p>
      <text:p text:style-name="Standard">// <text:s text:c="4"/>- custom icon file must be in drawable resource, if not set, FCM displays launcher icon in app manifest</text:p>
      <text:p text:style-name="Standard"/>
      <text:p text:style-name="Standard">// Send the notification to the Firebase servers for further handling.</text:p>
      <text:p text:style-name="Standard">$client-&gt;send($notification);</text:p>
      <text:p text:style-name="Standard">echo "coucou"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3:13:50.431901751</meta:creation-date>
    <dc:date>2022-05-04T13:39:53.398929049</dc:date>
    <meta:editing-duration>PT10M2S</meta:editing-duration>
    <meta:editing-cycles>1</meta:editing-cycles>
    <meta:document-statistic meta:table-count="0" meta:image-count="0" meta:object-count="0" meta:page-count="2" meta:paragraph-count="46" meta:word-count="158" meta:character-count="1877" meta:non-whitespace-character-count="1649"/>
    <meta:generator>LibreOffice/6.4.7.2$Linux_X86_64 LibreOffice_project/40$Build-2</meta:generator>
  </office:meta>
</office:document-meta>
</file>